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Preformatted_20_Text">
      <style:text-properties officeooo:paragraph-rsid="001139be"/>
    </style:style>
    <style:style style:name="P3" style:family="paragraph" style:parent-style-name="Preformatted_20_Text">
      <style:text-properties officeooo:paragraph-rsid="00120041"/>
    </style:style>
    <style:style style:name="P4" style:family="paragraph" style:parent-style-name="Preformatted_20_Text">
      <style:text-properties officeooo:paragraph-rsid="0013ac20"/>
    </style:style>
    <style:style style:name="P5" style:family="paragraph" style:parent-style-name="Preformatted_20_Text">
      <style:text-properties officeooo:paragraph-rsid="0017aa4f"/>
    </style:style>
    <style:style style:name="P6" style:family="paragraph" style:parent-style-name="Preformatted_20_Text">
      <style:text-properties officeooo:paragraph-rsid="0019d16f"/>
    </style:style>
    <style:style style:name="P7" style:family="paragraph" style:parent-style-name="Preformatted_20_Text">
      <style:text-properties officeooo:rsid="001d12f8" officeooo:paragraph-rsid="001d12f8"/>
    </style:style>
    <style:style style:name="P8" style:family="paragraph" style:parent-style-name="Preformatted_20_Text">
      <style:text-properties officeooo:paragraph-rsid="001e74c4"/>
    </style:style>
    <style:style style:name="P9" style:family="paragraph" style:parent-style-name="Preformatted_20_Text" style:master-page-name="">
      <style:paragraph-properties style:page-number="auto" fo:keep-with-next="always"/>
    </style:style>
    <style:style style:name="P10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11" style:family="paragraph" style:parent-style-name="Preformatted_20_Text" style:master-page-name="">
      <style:paragraph-properties style:page-number="auto" fo:keep-with-next="always"/>
      <style:text-properties officeooo:paragraph-rsid="0013ac20"/>
    </style:style>
    <style:style style:name="P12" style:family="paragraph" style:parent-style-name="Preformatted_20_Text" style:master-page-name="">
      <style:paragraph-properties style:page-number="auto" fo:keep-with-next="always"/>
      <style:text-properties officeooo:paragraph-rsid="00120041"/>
    </style:style>
    <style:style style:name="P13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14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15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16" style:family="paragraph" style:parent-style-name="Preformatted_20_Text" style:master-page-name="">
      <style:paragraph-properties style:page-number="auto" fo:keep-with-next="always"/>
      <style:text-properties officeooo:paragraph-rsid="0019d16f"/>
    </style:style>
    <style:style style:name="P17" style:family="paragraph" style:parent-style-name="Preformatted_20_Text" style:master-page-name="">
      <style:paragraph-properties style:page-number="auto" fo:keep-with-next="always"/>
      <style:text-properties officeooo:rsid="001c363c" officeooo:paragraph-rsid="001c363c"/>
    </style:style>
    <style:style style:name="P18" style:family="paragraph" style:parent-style-name="Preformatted_20_Text" style:master-page-name="">
      <style:paragraph-properties style:page-number="auto" fo:keep-with-next="always"/>
      <style:text-properties officeooo:rsid="001d12f8" officeooo:paragraph-rsid="001d12f8"/>
    </style:style>
    <style:style style:name="P19" style:family="paragraph" style:parent-style-name="Preformatted_20_Text" style:master-page-name="">
      <style:paragraph-properties style:page-number="auto" fo:keep-with-next="always"/>
      <style:text-properties officeooo:paragraph-rsid="0019d16f"/>
    </style:style>
    <style:style style:name="P20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21" style:family="paragraph" style:parent-style-name="Preformatted_20_Text" style:master-page-name="">
      <style:paragraph-properties style:page-number="auto" fo:keep-with-next="always"/>
      <style:text-properties officeooo:paragraph-rsid="0013ac20"/>
    </style:style>
    <style:style style:name="P22" style:family="paragraph" style:parent-style-name="Preformatted_20_Text" style:master-page-name="">
      <style:paragraph-properties style:page-number="auto" fo:keep-with-next="always"/>
      <style:text-properties officeooo:paragraph-rsid="00120041"/>
    </style:style>
    <style:style style:name="P23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24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25" style:family="paragraph" style:parent-style-name="Preformatted_20_Text" style:master-page-name="">
      <style:paragraph-properties style:page-number="auto" fo:keep-with-next="always"/>
    </style:style>
    <style:style style:name="P26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27" style:family="paragraph" style:parent-style-name="Preformatted_20_Text" style:master-page-name="">
      <style:paragraph-properties style:page-number="auto" fo:keep-with-next="always"/>
    </style:style>
    <style:style style:name="P28" style:family="paragraph" style:parent-style-name="Preformatted_20_Text" style:master-page-name="">
      <style:paragraph-properties style:page-number="auto" fo:keep-with-next="always"/>
    </style:style>
    <style:style style:name="P29" style:family="paragraph" style:parent-style-name="Preformatted_20_Text" style:master-page-name="">
      <style:paragraph-properties style:page-number="auto" fo:keep-with-next="always"/>
    </style:style>
    <style:style style:name="T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3" style:family="text">
      <style:text-properties style:font-name="Liberation Mono" fo:font-size="10pt" officeooo:rsid="000e46a0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4" style:family="text">
      <style:text-properties style:font-name="Liberation Mono" fo:font-size="10pt" officeooo:rsid="001c363c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5" style:family="text">
      <style:text-properties style:font-name="Liberation Mono" fo:font-size="10pt" officeooo:rsid="001e74c4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6" style:family="text">
      <style:text-properties style:font-name="Liberation Mono" fo:font-size="10pt" officeooo:rsid="00120041" style:font-name-asian="Liberation Mono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3ac20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4d065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7aa4f" style:font-name-asian="Liberation Mono" style:font-size-asian="10pt" style:font-name-complex="Liberation Mono" style:font-size-complex="10pt"/>
    </style:style>
    <style:style style:name="T10" style:family="text">
      <style:text-properties style:text-overline-style="solid" style:text-overline-width="auto" style:text-overline-color="font-color"/>
    </style:style>
    <style:style style:name="T11" style:family="text">
      <style:text-properties officeooo:rsid="001139be" style:text-overline-style="solid" style:text-overline-width="auto" style:text-overline-color="font-color"/>
    </style:style>
    <style:style style:name="T12" style:family="text">
      <style:text-properties officeooo:rsid="00120041" style:text-overline-style="solid" style:text-overline-width="auto" style:text-overline-color="font-color"/>
    </style:style>
    <style:style style:name="T13" style:family="text">
      <style:text-properties officeooo:rsid="0013ac20" style:text-overline-style="solid" style:text-overline-width="auto" style:text-overline-color="font-color"/>
    </style:style>
    <style:style style:name="T14" style:family="text">
      <style:text-properties officeooo:rsid="001887d6" style:text-overline-style="solid" style:text-overline-width="auto" style:text-overline-color="font-color"/>
    </style:style>
    <style:style style:name="T15" style:family="text">
      <style:text-properties officeooo:rsid="001c363c" style:text-overline-style="solid" style:text-overline-width="auto" style:text-overline-color="font-color"/>
    </style:style>
    <style:style style:name="T16" style:family="text">
      <style:text-properties officeooo:rsid="001e74c4" style:text-overline-style="solid" style:text-overline-width="auto" style:text-overline-color="font-color"/>
    </style:style>
    <style:style style:name="T17" style:family="text">
      <style:text-properties officeooo:rsid="001139be"/>
    </style:style>
    <style:style style:name="T18" style:family="text">
      <style:text-properties officeooo:rsid="00120041"/>
    </style:style>
    <style:style style:name="T19" style:family="text">
      <style:text-properties officeooo:rsid="0013ac20"/>
    </style:style>
    <style:style style:name="T20" style:family="text">
      <style:text-properties officeooo:rsid="0014d065"/>
    </style:style>
    <style:style style:name="T21" style:family="text">
      <style:text-properties officeooo:rsid="0017aa4f"/>
    </style:style>
    <style:style style:name="T22" style:family="text">
      <style:text-properties officeooo:rsid="0019d16f"/>
    </style:style>
    <style:style style:name="T23" style:family="text">
      <style:text-properties officeooo:rsid="001d747f"/>
    </style:style>
    <style:style style:name="T24" style:family="text">
      <style:text-properties officeooo:rsid="001e74c4"/>
    </style:style>
  </office:automatic-styles>
  <office:body>
    <office:text text:use-soft-page-breaks="true">
      <text:tracked-changes>
        <text:changed-region xml:id="ct105553148805360" text:id="ct105553148805360">
          <text:insertion>
            <office:change-info>
              <dc:creator>Unknown Author</dc:creator>
              <dc:date>2020-11-16T15:31:58</dc:date>
            </office:change-info>
          </text:insertion>
        </text:changed-region>
        <text:changed-region xml:id="ct105553149210096" text:id="ct10555314921009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09616" text:id="ct10555314920961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15680" text:id="ct105553149215680">
          <text:insertion>
            <office:change-info>
              <dc:creator>Unknown Author</dc:creator>
              <dc:date>2020-11-16T15:31:55</dc:date>
            </office:change-info>
          </text:insertion>
        </text:changed-region>
        <text:changed-region xml:id="ct105553149206496" text:id="ct10555314920649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02656" text:id="ct10555314920265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44304" text:id="ct105553149244304">
          <text:insertion>
            <office:change-info>
              <dc:creator>Unknown Author</dc:creator>
              <dc:date>2020-11-16T15:32:06</dc:date>
            </office:change-info>
          </text:insertion>
        </text:changed-region>
        <text:changed-region xml:id="ct105553149244784" text:id="ct105553149244784">
          <text:insertion>
            <office:change-info>
              <dc:creator>Unknown Author</dc:creator>
              <dc:date>2020-11-16T15:31:53</dc:date>
            </office:change-info>
          </text:insertion>
        </text:changed-region>
        <text:changed-region xml:id="ct105553149202896" text:id="ct10555314920289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08416" text:id="ct10555314920841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162144" text:id="ct105553149162144">
          <text:deletion>
            <office:change-info>
              <dc:creator>Unknown Author</dc:creator>
              <dc:date>2020-11-16T15:34:54</dc:date>
            </office:change-info>
            <text:p text:style-name="Preformatted_20_Text"><text:s/></text:p>
          </text:deletion>
        </text:changed-region>
        <text:changed-region xml:id="ct105553148918544" text:id="ct105553148918544">
          <text:insertion>
            <office:change-info>
              <dc:creator>Unknown Author</dc:creator>
              <dc:date>2020-11-16T15:34:44</dc:date>
            </office:change-info>
          </text:insertion>
        </text:changed-region>
        <text:changed-region xml:id="ct105553149200976" text:id="ct10555314920097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06256" text:id="ct10555314920625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30080" text:id="ct105553149230080">
          <text:insertion>
            <office:change-info>
              <dc:creator>Unknown Author</dc:creator>
              <dc:date>2020-11-16T15:31:50</dc:date>
            </office:change-info>
          </text:insertion>
        </text:changed-region>
        <text:changed-region xml:id="ct105553149209136" text:id="ct10555314920913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04816" text:id="ct10555314920481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06016" text:id="ct10555314920601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14176" text:id="ct10555314921417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49408" text:id="ct105553149249408">
          <text:insertion>
            <office:change-info>
              <dc:creator>Unknown Author</dc:creator>
              <dc:date>2020-11-16T15:32:42</dc:date>
            </office:change-info>
          </text:insertion>
        </text:changed-region>
        <text:changed-region xml:id="ct105553149203136" text:id="ct10555314920313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12496" text:id="ct10555314921249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11296" text:id="ct105553149211296">
          <text:insertion>
            <office:change-info>
              <dc:creator>Unknown Author</dc:creator>
              <dc:date>2020-11-16T15:32:47</dc:date>
            </office:change-info>
          </text:insertion>
        </text:changed-region>
        <text:changed-region xml:id="ct105553149196592" text:id="ct105553149196592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155424" text:id="ct105553149155424">
          <text:insertion>
            <office:change-info>
              <dc:creator>Unknown Author</dc:creator>
              <dc:date>2020-11-16T15:42:21</dc:date>
            </office:change-info>
          </text:insertion>
        </text:changed-region>
        <text:changed-region xml:id="ct105553149181952" text:id="ct10555314918195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50384" text:id="ct105553149150384">
          <text:insertion>
            <office:change-info>
              <dc:creator>Unknown Author</dc:creator>
              <dc:date>2020-11-16T15:42:22</dc:date>
            </office:change-info>
          </text:insertion>
        </text:changed-region>
        <text:changed-region xml:id="ct105553149153504" text:id="ct10555314915350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033232" text:id="ct105553149033232">
          <text:insertion>
            <office:change-info>
              <dc:creator>Unknown Author</dc:creator>
              <dc:date>2020-11-16T15:42:16</dc:date>
            </office:change-info>
          </text:insertion>
        </text:changed-region>
        <text:changed-region xml:id="ct105553149149904" text:id="ct10555314914990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891840" text:id="ct105553148891840">
          <text:insertion>
            <office:change-info>
              <dc:creator>Unknown Author</dc:creator>
              <dc:date>2020-11-16T15:42:17</dc:date>
            </office:change-info>
          </text:insertion>
        </text:changed-region>
        <text:changed-region xml:id="ct105553149157824" text:id="ct10555314915782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154224" text:id="ct105553149154224">
          <text:insertion>
            <office:change-info>
              <dc:creator>Unknown Author</dc:creator>
              <dc:date>2020-11-16T15:42:10</dc:date>
            </office:change-info>
          </text:insertion>
        </text:changed-region>
        <text:changed-region xml:id="ct105553149157344" text:id="ct10555314915734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899520" text:id="ct105553148899520">
          <text:insertion>
            <office:change-info>
              <dc:creator>Unknown Author</dc:creator>
              <dc:date>2020-11-16T15:42:11</dc:date>
            </office:change-info>
          </text:insertion>
        </text:changed-region>
        <text:changed-region xml:id="ct105553148888480" text:id="ct105553148888480">
          <text:deletion>
            <office:change-info>
              <dc:creator>Unknown Author</dc:creator>
              <dc:date>2020-11-16T15:31:22</dc:date>
            </office:change-info>
            <text:p text:style-name="Preformatted_20_Text"><text:span text:style-name="T8">ec</text:span></text:p>
          </text:deletion>
        </text:changed-region>
        <text:changed-region xml:id="ct105553149229360" text:id="ct105553149229360">
          <text:insertion>
            <office:change-info>
              <dc:creator>Unknown Author</dc:creator>
              <dc:date>2020-11-16T15:31:25</dc:date>
            </office:change-info>
          </text:insertion>
        </text:changed-region>
        <text:changed-region xml:id="ct105553149156864" text:id="ct10555314915686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148400" text:id="ct105553149148400">
          <text:insertion>
            <office:change-info>
              <dc:creator>Unknown Author</dc:creator>
              <dc:date>2020-11-16T15:42:05</dc:date>
            </office:change-info>
          </text:insertion>
        </text:changed-region>
        <text:changed-region xml:id="ct105553149157584" text:id="ct10555314915758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911344" text:id="ct105553148911344">
          <text:insertion>
            <office:change-info>
              <dc:creator>Unknown Author</dc:creator>
              <dc:date>2020-11-16T15:42:06</dc:date>
            </office:change-info>
          </text:insertion>
        </text:changed-region>
        <text:changed-region xml:id="ct105553149238544" text:id="ct105553149238544">
          <text:deletion>
            <office:change-info>
              <dc:creator>Unknown Author</dc:creator>
              <dc:date>2020-11-16T15:31:31</dc:date>
            </office:change-info>
            <text:p text:style-name="Preformatted_20_Text"><text:span text:style-name="T20">ec</text:span></text:p>
          </text:deletion>
        </text:changed-region>
        <text:changed-region xml:id="ct105553149156384" text:id="ct10555314915638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163104" text:id="ct105553149163104">
          <text:insertion>
            <office:change-info>
              <dc:creator>Unknown Author</dc:creator>
              <dc:date>2020-11-16T15:42:01</dc:date>
            </office:change-info>
          </text:insertion>
        </text:changed-region>
        <text:changed-region xml:id="ct105553149156624" text:id="ct10555314915662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912544" text:id="ct105553148912544">
          <text:insertion>
            <office:change-info>
              <dc:creator>Unknown Author</dc:creator>
              <dc:date>2020-11-16T15:42:02</dc:date>
            </office:change-info>
          </text:insertion>
        </text:changed-region>
        <text:changed-region xml:id="ct105553149156144" text:id="ct10555314915614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134000" text:id="ct105553149134000">
          <text:insertion>
            <office:change-info>
              <dc:creator>Unknown Author</dc:creator>
              <dc:date>2020-11-16T15:41:56</dc:date>
            </office:change-info>
          </text:insertion>
        </text:changed-region>
        <text:changed-region xml:id="ct105553149154464" text:id="ct10555314915446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906064" text:id="ct105553148906064">
          <text:insertion>
            <office:change-info>
              <dc:creator>Unknown Author</dc:creator>
              <dc:date>2020-11-16T15:41:57</dc:date>
            </office:change-info>
          </text:insertion>
        </text:changed-region>
        <text:changed-region xml:id="ct105553149155664" text:id="ct10555314915566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8908224" text:id="ct105553148908224">
          <text:insertion>
            <office:change-info>
              <dc:creator>Unknown Author</dc:creator>
              <dc:date>2020-11-16T15:41:52</dc:date>
            </office:change-info>
          </text:insertion>
        </text:changed-region>
        <text:changed-region xml:id="ct105553149155904" text:id="ct10555314915590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04352" text:id="ct105553149104352">
          <text:insertion>
            <office:change-info>
              <dc:creator>Unknown Author</dc:creator>
              <dc:date>2020-11-16T15:41:53</dc:date>
            </office:change-info>
          </text:insertion>
        </text:changed-region>
        <text:changed-region xml:id="ct105553148907264" text:id="ct105553148907264">
          <text:deletion>
            <office:change-info>
              <dc:creator>Unknown Author</dc:creator>
              <dc:date>2020-11-16T15:41:27</dc:date>
            </office:change-info>
            <text:p text:style-name="Preformatted_20_Text">y</text:p>
          </text:deletion>
        </text:changed-region>
        <text:changed-region xml:id="ct105553148917584" text:id="ct105553148917584">
          <text:insertion>
            <office:change-info>
              <dc:creator>Unknown Author</dc:creator>
              <dc:date>2020-11-16T15:41:27</dc:date>
            </office:change-info>
          </text:insertion>
        </text:changed-region>
        <text:changed-region xml:id="ct105553149155184" text:id="ct105553149155184">
          <text:deletion>
            <office:change-info>
              <dc:creator>Unknown Author</dc:creator>
              <dc:date>2020-11-16T15:38:50</dc:date>
            </office:change-info>
            <text:p text:style-name="Preformatted_20_Text"><text:span text:style-name="T1">-&gt;</text:span></text:p>
          </text:deletion>
        </text:changed-region>
        <text:changed-region xml:id="ct105553148912304" text:id="ct105553148912304">
          <text:insertion>
            <office:change-info>
              <dc:creator>Unknown Author</dc:creator>
              <dc:date>2020-11-16T15:41:40</dc:date>
            </office:change-info>
          </text:insertion>
        </text:changed-region>
        <text:changed-region xml:id="ct105553149164064" text:id="ct10555314916406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8910144" text:id="ct105553148910144">
          <text:insertion>
            <office:change-info>
              <dc:creator>Unknown Author</dc:creator>
              <dc:date>2020-11-16T15:41:23</dc:date>
            </office:change-info>
          </text:insertion>
        </text:changed-region>
        <text:changed-region xml:id="ct105553149164784" text:id="ct10555314916478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61904" text:id="ct105553149161904">
          <text:insertion>
            <office:change-info>
              <dc:creator>Unknown Author</dc:creator>
              <dc:date>2020-11-16T15:41:25</dc:date>
            </office:change-info>
          </text:insertion>
        </text:changed-region>
        <text:changed-region xml:id="ct105553149164304" text:id="ct10555314916430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8909904" text:id="ct105553148909904">
          <text:insertion>
            <office:change-info>
              <dc:creator>Unknown Author</dc:creator>
              <dc:date>2020-11-16T15:41:14</dc:date>
            </office:change-info>
          </text:insertion>
        </text:changed-region>
        <text:changed-region xml:id="ct105553149164544" text:id="ct10555314916454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58784" text:id="ct105553149158784">
          <text:insertion>
            <office:change-info>
              <dc:creator>Unknown Author</dc:creator>
              <dc:date>2020-11-16T15:41:17</dc:date>
            </office:change-info>
          </text:insertion>
        </text:changed-region>
        <text:changed-region xml:id="ct105553149163344" text:id="ct105553149163344">
          <text:deletion>
            <office:change-info>
              <dc:creator>Unknown Author</dc:creator>
              <dc:date>2020-11-16T15:38:50</dc:date>
            </office:change-info>
            <text:p text:style-name="P1">-&gt;</text:p>
          </text:deletion>
        </text:changed-region>
        <text:changed-region xml:id="ct105553149163824" text:id="ct10555314916382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49664" text:id="ct105553149149664">
          <text:deletion>
            <office:change-info>
              <dc:creator>Unknown Author</dc:creator>
              <dc:date>2020-11-16T15:38:50</dc:date>
            </office:change-info>
            <text:p text:style-name="P3"><text:span text:style-name="T10">-&gt;</text:span></text:p>
          </text:deletion>
        </text:changed-region>
        <text:changed-region xml:id="ct105553149150624" text:id="ct10555314915062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51104" text:id="ct105553149151104">
          <text:deletion>
            <office:change-info>
              <dc:creator>Unknown Author</dc:creator>
              <dc:date>2020-11-16T15:38:50</dc:date>
            </office:change-info>
            <text:p text:style-name="P10">-&gt;</text:p>
          </text:deletion>
        </text:changed-region>
        <text:changed-region xml:id="ct105553149151584" text:id="ct10555314915158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93232" text:id="ct105553149193232">
          <text:deletion>
            <office:change-info>
              <dc:creator>Unknown Author</dc:creator>
              <dc:date>2020-11-16T15:38:50</dc:date>
            </office:change-info>
            <text:p text:style-name="P5"><text:span text:style-name="T10">-&gt;</text:span></text:p>
          </text:deletion>
        </text:changed-region>
        <text:changed-region xml:id="ct105553149188192" text:id="ct10555314918819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93712" text:id="ct105553149193712">
          <text:deletion>
            <office:change-info>
              <dc:creator>Unknown Author</dc:creator>
              <dc:date>2020-11-16T15:38:50</dc:date>
            </office:change-info>
            <text:p text:style-name="Preformatted_20_Text"><text:span text:style-name="T10">-&gt;</text:span></text:p>
          </text:deletion>
        </text:changed-region>
        <text:changed-region xml:id="ct105553149186272" text:id="ct10555314918627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82672" text:id="ct105553149182672">
          <text:deletion>
            <office:change-info>
              <dc:creator>Unknown Author</dc:creator>
              <dc:date>2020-11-16T15:38:50</dc:date>
            </office:change-info>
            <text:p text:style-name="Preformatted_20_Text"><text:span text:style-name="T10">-&gt;</text:span></text:p>
          </text:deletion>
        </text:changed-region>
        <text:changed-region xml:id="ct105553149147200" text:id="ct105553149147200">
          <text:insertion>
            <office:change-info>
              <dc:creator>Unknown Author</dc:creator>
              <dc:date>2020-11-16T15:40:23</dc:date>
            </office:change-info>
          </text:insertion>
        </text:changed-region>
        <text:changed-region xml:id="ct105553149197552" text:id="ct10555314919755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913984" text:id="ct105553148913984">
          <text:insertion>
            <office:change-info>
              <dc:creator>Unknown Author</dc:creator>
              <dc:date>2020-11-16T15:40:33</dc:date>
            </office:change-info>
          </text:insertion>
        </text:changed-region>
        <text:changed-region xml:id="ct105553149196352" text:id="ct105553149196352">
          <text:deletion>
            <office:change-info>
              <dc:creator>Unknown Author</dc:creator>
              <dc:date>2020-11-16T15:38:50</dc:date>
            </office:change-info>
            <text:p text:style-name="P3"><text:span text:style-name="T11">-&gt;</text:span></text:p>
          </text:deletion>
        </text:changed-region>
        <text:changed-region xml:id="ct105553149191072" text:id="ct10555314919107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90592" text:id="ct105553149190592">
          <text:deletion>
            <office:change-info>
              <dc:creator>Unknown Author</dc:creator>
              <dc:date>2020-11-16T15:38:50</dc:date>
            </office:change-info>
            <text:p text:style-name="P3"><text:span text:style-name="T10">-&gt;</text:span></text:p>
          </text:deletion>
        </text:changed-region>
        <text:changed-region xml:id="ct105553149182192" text:id="ct10555314918219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216880" text:id="ct105553149216880">
          <text:deletion>
            <office:change-info>
              <dc:creator>Unknown Author</dc:creator>
              <dc:date>2020-11-16T15:38:50</dc:date>
            </office:change-info>
            <text:p text:style-name="P3"><text:span text:style-name="T11">-&gt;</text:span></text:p>
          </text:deletion>
        </text:changed-region>
        <text:changed-region xml:id="ct105553149218320" text:id="ct105553149218320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227200" text:id="ct105553149227200">
          <text:deletion>
            <office:change-info>
              <dc:creator>Unknown Author</dc:creator>
              <dc:date>2020-11-16T15:38:50</dc:date>
            </office:change-info>
            <text:p text:style-name="P3"><text:span text:style-name="T10">-&gt;</text:span></text:p>
          </text:deletion>
        </text:changed-region>
        <text:changed-region xml:id="ct105553149215920" text:id="ct105553149215920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217120" text:id="ct105553149217120">
          <text:deletion>
            <office:change-info>
              <dc:creator>Unknown Author</dc:creator>
              <dc:date>2020-11-16T15:38:50</dc:date>
            </office:change-info>
            <text:p text:style-name="P4"><text:span text:style-name="T10">-&gt;</text:span></text:p>
          </text:deletion>
        </text:changed-region>
        <text:changed-region xml:id="ct105553149226480" text:id="ct105553149226480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228880" text:id="ct105553149228880">
          <text:deletion>
            <office:change-info>
              <dc:creator>Unknown Author</dc:creator>
              <dc:date>2020-11-16T15:38:50</dc:date>
            </office:change-info>
            <text:p text:style-name="P6"><text:span text:style-name="T10">-&gt;</text:span></text:p>
          </text:deletion>
        </text:changed-region>
        <text:changed-region xml:id="ct105553149226000" text:id="ct105553149226000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06512" text:id="ct105553149106512">
          <text:deletion>
            <office:change-info>
              <dc:creator>Unknown Author</dc:creator>
              <dc:date>2020-11-16T15:39:33</dc:date>
            </office:change-info>
            <text:p text:style-name="P6"><text:span text:style-name="T11"><text:s/></text:span></text:p>
          </text:deletion>
        </text:changed-region>
        <text:changed-region xml:id="ct105553148890640" text:id="ct105553148890640">
          <text:deletion>
            <office:change-info>
              <dc:creator>Unknown Author</dc:creator>
              <dc:date>2020-11-16T15:38:50</dc:date>
            </office:change-info>
            <text:p text:style-name="P6"><text:span text:style-name="T11">-&gt;</text:span></text:p>
          </text:deletion>
        </text:changed-region>
        <text:changed-region xml:id="ct105553149108192" text:id="ct105553149108192">
          <text:insertion>
            <office:change-info>
              <dc:creator>Unknown Author</dc:creator>
              <dc:date>2020-11-16T15:39:35</dc:date>
            </office:change-info>
          </text:insertion>
        </text:changed-region>
        <text:changed-region xml:id="ct105553148888240" text:id="ct105553148888240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12032" text:id="ct105553149112032">
          <text:insertion>
            <office:change-info>
              <dc:creator>Unknown Author</dc:creator>
              <dc:date>2020-11-16T15:06:11</dc:date>
            </office:change-info>
          </text:insertion>
        </text:changed-region>
        <text:changed-region xml:id="ct105553149000944" text:id="ct105553149000944">
          <text:insertion>
            <office:change-info>
              <dc:creator>Unknown Author</dc:creator>
              <dc:date>2020-11-16T15:29:14</dc:date>
            </office:change-info>
          </text:insertion>
        </text:changed-region>
        <text:changed-region xml:id="ct105553148798576" text:id="ct105553148798576">
          <text:insertion>
            <office:change-info>
              <dc:creator>Unknown Author</dc:creator>
              <dc:date>2020-11-16T15:30:11</dc:date>
            </office:change-info>
          </text:insertion>
        </text:changed-region>
        <text:changed-region xml:id="ct105553148859072" text:id="ct105553148859072">
          <text:insertion>
            <office:change-info>
              <dc:creator>Unknown Author</dc:creator>
              <dc:date>2020-11-16T15:13:32</dc:date>
            </office:change-info>
          </text:insertion>
        </text:changed-region>
        <text:changed-region xml:id="ct105553149116416" text:id="ct105553149116416">
          <text:insertion>
            <office:change-info>
              <dc:creator>Unknown Author</dc:creator>
              <dc:date>2020-11-16T15:45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semantics for statements:</text:p>
      <text:p text:style-name="Preformatted_20_Text">c<text:change-start text:change-id="ct105553148805360"/> <text:s text:c="2"/><text:change-end text:change-id="ct105553148805360"/><text:change text:change-id="ct105553149210096"/><text:change-start text:change-id="ct105553149209616"/><text:span text:style-name="T1"><text:s/>:</text:span><text:change-end text:change-id="ct105553149209616"/> constant</text:p>
      <text:p text:style-name="Preformatted_20_Text">str<text:change-start text:change-id="ct105553149215680"/> <text:change-end text:change-id="ct105553149215680"/><text:change text:change-id="ct105553149206496"/><text:change-start text:change-id="ct105553149202656"/><text:span text:style-name="T1"><text:s/>:</text:span><text:change-end text:change-id="ct105553149202656"/> string<text:change-start text:change-id="ct105553149244304"/></text:p>
      <text:p text:style-name="P7">r <text:s text:c="2"/><text:span text:style-name="T1"><text:s/>:</text:span> range<text:change-end text:change-id="ct105553149244304"/></text:p>
      <text:p text:style-name="Preformatted_20_Text">car<text:change-start text:change-id="ct105553149244784"/> <text:change-end text:change-id="ct105553149244784"/><text:change text:change-id="ct105553149202896"/><text:change-start text:change-id="ct105553149208416"/><text:span text:style-name="T1"><text:s/>:</text:span><text:change-end text:change-id="ct105553149208416"/> char array</text:p>
      <text:p text:style-name="Preformatted_20_Text">v<text:change text:change-id="ct105553149162144"/><text:change-start text:change-id="ct105553148918544"/>, <text:span text:style-name="T23">w</text:span><text:change-end text:change-id="ct105553148918544"/> <text:change text:change-id="ct105553149200976"/><text:change-start text:change-id="ct105553149206256"/><text:span text:style-name="T1">:</text:span><text:change-end text:change-id="ct105553149206256"/> vector</text:p>
      <text:p text:style-name="Preformatted_20_Text">mat<text:change-start text:change-id="ct105553149230080"/> <text:change-end text:change-id="ct105553149230080"/><text:change text:change-id="ct105553149209136"/><text:change-start text:change-id="ct105553149204816"/><text:span text:style-name="T1"><text:s/>:</text:span><text:change-end text:change-id="ct105553149204816"/> matrix</text:p>
      <text:p text:style-name="Preformatted_20_Text">x, y<text:change text:change-id="ct105553149206016"/><text:change-start text:change-id="ct105553149214176"/><text:span text:style-name="T1"> :</text:span><text:change-end text:change-id="ct105553149214176"/> variables</text:p>
      <text:p text:style-name="Preformatted_20_Text">H<text:change-start text:change-id="ct105553149249408"/> <text:s text:c="2"/><text:change-end text:change-id="ct105553149249408"/><text:change text:change-id="ct105553149203136"/><text:change-start text:change-id="ct105553149212496"/><text:span text:style-name="T1"><text:s/>:</text:span><text:change-end text:change-id="ct105553149212496"/> heap for storage<text:change-start text:change-id="ct105553149211296"/></text:p>
      <text:p text:style-name="P7">ssep : statement separator<text:change-end text:change-id="ct105553149211296"/></text:p>
      <text:p text:style-name="Preformatted_20_Text"/>
      <text:p text:style-name="Preformatted_20_Text"><text:tab/><text:tab/> c if H = H′, x<text:change text:change-id="ct105553149196592"/><text:change-start text:change-id="ct105553149155424"/> <text:change-end text:change-id="ct105553149155424"/><text:change-start text:change-id="ct105553149181952"/><text:span text:style-name="T1">→</text:span><text:change-end text:change-id="ct105553149181952"/><text:change-start text:change-id="ct105553149150384"/><text:span text:style-name="T1"> </text:span><text:change-end text:change-id="ct105553149150384"/>c </text:p>
      <text:p text:style-name="Preformatted_20_Text"><text:tab/> <text:s text:c="4"/>str if H = H′, x<text:change text:change-id="ct105553149153504"/><text:change-start text:change-id="ct105553149033232"/> <text:change-end text:change-id="ct105553149033232"/><text:change-start text:change-id="ct105553149149904"/><text:span text:style-name="T1">→</text:span><text:change-end text:change-id="ct105553149149904"/><text:change-start text:change-id="ct105553148891840"/><text:span text:style-name="T1"> </text:span><text:change-end text:change-id="ct105553148891840"/>str</text:p>
      <text:p text:style-name="Preformatted_20_Text"><text:tab/> <text:s text:c="4"/>car if H = H′, x<text:change text:change-id="ct105553149157824"/><text:change-start text:change-id="ct105553149154224"/> <text:change-end text:change-id="ct105553149154224"/><text:change-start text:change-id="ct105553149157344"/><text:span text:style-name="T1">→</text:span><text:change-end text:change-id="ct105553149157344"/><text:change-start text:change-id="ct105553148899520"/><text:span text:style-name="T1"> </text:span><text:change-end text:change-id="ct105553148899520"/>car </text:p>
      <text:p text:style-name="Preformatted_20_Text"><text:tab/> <text:s text:c="4"/>v<text:change text:change-id="ct105553148888480"/><text:change-start text:change-id="ct105553149229360"/><text:span text:style-name="T8"> <text:s/></text:span><text:change-end text:change-id="ct105553149229360"/><text:s/>if H = H′, x<text:change text:change-id="ct105553149156864"/><text:change-start text:change-id="ct105553149148400"/> <text:change-end text:change-id="ct105553149148400"/><text:change-start text:change-id="ct105553149157584"/><text:span text:style-name="T1">→</text:span><text:change-end text:change-id="ct105553149157584"/><text:change-start text:change-id="ct105553148911344"/><text:span text:style-name="T1"> </text:span><text:change-end text:change-id="ct105553148911344"/>v<text:change text:change-id="ct105553149238544"/></text:p>
      <text:p text:style-name="Preformatted_20_Text"><text:tab/> <text:s text:c="4"/>mat if H = H′, x<text:change text:change-id="ct105553149156384"/><text:change-start text:change-id="ct105553149163104"/> <text:change-end text:change-id="ct105553149163104"/><text:change-start text:change-id="ct105553149156624"/><text:span text:style-name="T1">→</text:span><text:change-end text:change-id="ct105553149156624"/><text:change-start text:change-id="ct105553148912544"/><text:span text:style-name="T1"> </text:span><text:change-end text:change-id="ct105553148912544"/>mat </text:p>
      <text:p text:style-name="Preformatted_20_Text">H(x)= { <text:s/>H′(x) if H = H′, y<text:change text:change-id="ct105553149156144"/><text:change-start text:change-id="ct105553149134000"/> <text:change-end text:change-id="ct105553149134000"/><text:change-start text:change-id="ct105553149154464"/><text:span text:style-name="T1">→</text:span><text:change-end text:change-id="ct105553149154464"/><text:change-start text:change-id="ct105553148906064"/><text:span text:style-name="T1"> </text:span><text:change-end text:change-id="ct105553148906064"/>c′ <text:s/>and y &lt;&gt; x</text:p>
      <text:p text:style-name="Preformatted_20_Text"><text:tab/> <text:s text:c="2"/>H′(x) if H = H′, y<text:change text:change-id="ct105553149155664"/><text:change-start text:change-id="ct105553148908224"/> <text:change-end text:change-id="ct105553148908224"/><text:change-start text:change-id="ct105553149155904"/><text:span text:style-name="T1">→</text:span><text:change-end text:change-id="ct105553149155904"/><text:change-start text:change-id="ct105553149104352"/><text:span text:style-name="T1"> </text:span><text:change-end text:change-id="ct105553149104352"/>str′and y &lt;&gt; x</text:p>
      <text:p text:style-name="Preformatted_20_Text"><text:tab/> <text:s text:c="2"/>H′(x) if H = H′, <text:change text:change-id="ct105553148907264"/><text:change-start text:change-id="ct105553148917584"/><text:span text:style-name="T1">y →</text:span><text:change-end text:change-id="ct105553148917584"/><text:change text:change-id="ct105553149155184"/><text:change-start text:change-id="ct105553148912304"/><text:span text:style-name="T1"> </text:span><text:change-end text:change-id="ct105553148912304"/>car′and y &lt;&gt; x</text:p>
      <text:p text:style-name="Preformatted_20_Text"><text:tab/> <text:s text:c="2"/>H′(x) if H = H′, y<text:change text:change-id="ct105553149164064"/><text:change-start text:change-id="ct105553148910144"/> <text:change-end text:change-id="ct105553148910144"/><text:change-start text:change-id="ct105553149164784"/><text:span text:style-name="T1">→</text:span><text:change-end text:change-id="ct105553149164784"/><text:change-start text:change-id="ct105553149161904"/><text:span text:style-name="T1"> </text:span><text:change-end text:change-id="ct105553149161904"/>vec′and y &lt;&gt; x</text:p>
      <text:p text:style-name="Preformatted_20_Text"><text:tab/> <text:s text:c="2"/>H′(x) if H = H′, y<text:change text:change-id="ct105553149164304"/><text:change-start text:change-id="ct105553148909904"/> <text:change-end text:change-id="ct105553148909904"/><text:change-start text:change-id="ct105553149164544"/><text:span text:style-name="T1">→</text:span><text:change-end text:change-id="ct105553149164544"/><text:change-start text:change-id="ct105553149158784"/><text:span text:style-name="T1"> </text:span><text:change-end text:change-id="ct105553149158784"/>mat′and y &lt;&gt; x</text:p>
      <text:p text:style-name="Preformatted_20_Text"><text:tab/><text:tab/> 0 if H = ·</text:p>
      <text:p text:style-name="Preformatted_20_Text"/>
      <text:p text:style-name="P1">H; e ⇓ c</text:p>
      <text:p text:style-name="Preformatted_20_Text"/>
      <text:p text:style-name="P9">const<text:tab/><text:tab/>var1<text:tab/><text:tab/><text:tab/></text:p>
      <text:p text:style-name="P9"><text:tab/><text:tab/><text:tab/><text:tab/><text:tab/><text:tab/></text:p>
      <text:p text:style-name="Preformatted_20_Text"><text:span text:style-name="T10">H; c ⇓ c</text:span><text:tab/><text:span text:style-name="T10">H; x ⇓ H(x)</text:span><text:tab/></text:p>
      <text:p text:style-name="Preformatted_20_Text"/>
      <text:p text:style-name="Preformatted_20_Text"/>
      <text:p text:style-name="Preformatted_20_Text"/>
      <text:p text:style-name="P1">L; H1; s1 <text:change text:change-id="ct105553149163344"/><text:change-start text:change-id="ct105553149163824"/><text:span text:style-name="T1">→</text:span><text:change-end text:change-id="ct105553149163824"/> L; H2; s2</text:p>
      <text:p text:style-name="Preformatted_20_Text"/>
      <text:p text:style-name="Preformatted_20_Text"/>
      <text:p text:style-name="P9">seq1</text:p>
      <text:p text:style-name="P9"/>
      <text:p text:style-name="P3"><text:span text:style-name="T10">L; H; </text:span><text:span text:style-name="T3">ssep</text:span><text:span text:style-name="T10"> s </text:span><text:change text:change-id="ct105553149149664"/><text:change-start text:change-id="ct105553149150624"/><text:span text:style-name="T2">→</text:span><text:change-end text:change-id="ct105553149150624"/><text:span text:style-name="T10"> L; H; s</text:span></text:p>
      <text:p text:style-name="Preformatted_20_Text"/>
      <text:p text:style-name="P10">seq2</text:p>
      <text:p text:style-name="P10">L; H; s1 <text:change text:change-id="ct105553149151104"/><text:change-start text:change-id="ct105553149151584"/><text:span text:style-name="T1">→</text:span><text:change-end text:change-id="ct105553149151584"/> L; H′; s<text:span text:style-name="T18">1</text:span>′</text:p>
      <text:p text:style-name="P5"><text:span text:style-name="T10">L; H; s1 </text:span><text:span text:style-name="T3">ssep</text:span><text:span text:style-name="T10"> s2 </text:span><text:change text:change-id="ct105553149193232"/><text:change-start text:change-id="ct105553149188192"/><text:span text:style-name="T2">→</text:span><text:change-end text:change-id="ct105553149188192"/><text:span text:style-name="T10"> L; H′; s</text:span><text:span text:style-name="T12">1</text:span><text:span text:style-name="T10">′ </text:span><text:span text:style-name="T3">ssep</text:span><text:span text:style-name="T10"> s2</text:span></text:p>
      <text:p text:style-name="P5"/>
      <text:p text:style-name="P5"/>
      <text:p text:style-name="P9">assign1<text:tab/><text:tab/><text:tab/><text:tab/><text:tab/><text:tab/><text:tab/></text:p>
      <text:p text:style-name="P9">L; H; e ⇓ c<text:tab/><text:tab/><text:tab/><text:tab/><text:tab/><text:tab/></text:p>
      <text:p text:style-name="Preformatted_20_Text"><text:span text:style-name="T10">L; H; x=e </text:span><text:change text:change-id="ct105553149193712"/><text:change-start text:change-id="ct105553149186272"/><text:span text:style-name="T2">→</text:span><text:change-end text:change-id="ct105553149186272"/><text:span text:style-name="T10"> L; H; x</text:span><text:change text:change-id="ct105553149182672"/><text:change-start text:change-id="ct105553149147200"/><text:span text:style-name="T10"> </text:span><text:change-end text:change-id="ct105553149147200"/><text:change-start text:change-id="ct105553149197552"/><text:span text:style-name="T2">→</text:span><text:change-end text:change-id="ct105553149197552"/><text:change-start text:change-id="ct105553148913984"/><text:span text:style-name="T2"> </text:span><text:change-end text:change-id="ct105553148913984"/><text:span text:style-name="T10">c; s</text:span><text:span text:style-name="T3">se</text:span><text:span text:style-name="T10">p</text:span><text:tab/></text:p>
      <text:p text:style-name="Preformatted_20_Text"/>
      <text:p text:style-name="P2"/>
      <text:p text:style-name="P13">if1<text:tab/><text:tab/><text:tab/><text:tab/><text:tab/><text:tab/>if2</text:p>
      <text:p text:style-name="P13">L; H; e ⇓ <text:span text:style-name="T6">b</text:span> <text:tab/><text:span text:style-name="T6">b==1</text:span><text:tab/><text:tab/><text:tab/>L; H; e ⇓ <text:span text:style-name="T6">b</text:span> <text:tab/><text:span text:style-name="T6">b==0</text:span></text:p>
      <text:p text:style-name="P3"><text:span text:style-name="T10">L; H; if e </text:span><text:span text:style-name="T3">ssep </text:span><text:span text:style-name="T10">s1 </text:span><text:span text:style-name="T11">end </text:span><text:change text:change-id="ct105553149196352"/><text:change-start text:change-id="ct105553149191072"/><text:span text:style-name="T2">→</text:span><text:change-end text:change-id="ct105553149191072"/><text:span text:style-name="T10"> L; H; s1</text:span> <text:tab/><text:span text:style-name="T10">L; H; if e </text:span><text:span text:style-name="T3">ssep</text:span><text:span text:style-name="T10"> s1 </text:span><text:span text:style-name="T11">end</text:span><text:span text:style-name="T10"> </text:span><text:change text:change-id="ct105553149190592"/><text:change-start text:change-id="ct105553149182192"/><text:span text:style-name="T2">→</text:span><text:change-end text:change-id="ct105553149182192"/><text:span text:style-name="T10"> L; H; </text:span><text:span text:style-name="T3">ssep</text:span></text:p>
      <text:p text:style-name="P2"/>
      <text:p text:style-name="P13">if<text:span text:style-name="T17">3</text:span></text:p>
      <text:p text:style-name="P13">L; H; e ⇓ <text:span text:style-name="T6">b</text:span> <text:tab/><text:span text:style-name="T6">b==1</text:span></text:p>
      <text:p text:style-name="P3"><text:span text:style-name="T10">L; H; if e </text:span><text:span text:style-name="T3">ssep </text:span><text:span text:style-name="T10">s1 </text:span><text:span text:style-name="T11">else </text:span><text:span text:style-name="T10">s2 </text:span><text:span text:style-name="T11">end </text:span><text:change text:change-id="ct105553149216880"/><text:change-start text:change-id="ct105553149218320"/><text:span text:style-name="T2">→</text:span><text:change-end text:change-id="ct105553149218320"/><text:span text:style-name="T10"> L; H; s1</text:span></text:p>
      <text:p text:style-name="P3"/>
      <text:p text:style-name="P12">if<text:span text:style-name="T17">4</text:span></text:p>
      <text:p text:style-name="P12">L; H; e ⇓ <text:span text:style-name="T6">b</text:span> <text:tab/><text:span text:style-name="T6">b==</text:span>0</text:p>
      <text:p text:style-name="P3"><text:span text:style-name="T10">L; H; if e </text:span><text:span text:style-name="T3">ssep </text:span><text:span text:style-name="T10">s1 </text:span><text:span text:style-name="T11">else </text:span><text:span text:style-name="T10">s2 </text:span><text:span text:style-name="T11">end</text:span><text:span text:style-name="T10"> </text:span><text:change text:change-id="ct105553149227200"/><text:change-start text:change-id="ct105553149215920"/><text:span text:style-name="T2">→</text:span><text:change-end text:change-id="ct105553149215920"/><text:span text:style-name="T10"> L; H; s2</text:span></text:p>
      <text:p text:style-name="P3"/>
      <text:p text:style-name="P11"><text:soft-page-break/>if<text:span text:style-name="T19">5</text:span></text:p>
      <text:p text:style-name="P11">L; H; e<text:span text:style-name="T19">1</text:span> ⇓ <text:span text:style-name="T6">b</text:span><text:span text:style-name="T7">1<text:tab/></text:span><text:span text:style-name="T6">b</text:span><text:span text:style-name="T7">1</text:span><text:span text:style-name="T6">==</text:span>0<text:tab/><text:tab/>L; H; e<text:span text:style-name="T19">2</text:span> ⇓ <text:span text:style-name="T6">b</text:span><text:span text:style-name="T7">2<text:tab/></text:span><text:span text:style-name="T6">b</text:span><text:span text:style-name="T7">2</text:span><text:span text:style-name="T6">==</text:span><text:span text:style-name="T7">1</text:span></text:p>
      <text:p text:style-name="P4"><text:span text:style-name="T10">L; H; if e</text:span><text:span text:style-name="T13">1</text:span><text:span text:style-name="T10"> </text:span><text:span text:style-name="T3">ssep </text:span><text:span text:style-name="T10">s1 </text:span><text:span text:style-name="T11">else</text:span><text:span text:style-name="T13">if e2 </text:span><text:span text:style-name="T3">ssep</text:span><text:span text:style-name="T11"> </text:span><text:span text:style-name="T10">s2 </text:span><text:span text:style-name="T11">end</text:span><text:span text:style-name="T10"> </text:span><text:change text:change-id="ct105553149217120"/><text:change-start text:change-id="ct105553149226480"/><text:span text:style-name="T2">→</text:span><text:change-end text:change-id="ct105553149226480"/><text:span text:style-name="T10"> L; H; s2</text:span></text:p>
      <text:p text:style-name="P4"/>
      <text:p text:style-name="P10">if<text:span text:style-name="T21">6</text:span></text:p>
      <text:p text:style-name="P10">L; H; e<text:span text:style-name="T19">1</text:span> ⇓ <text:span text:style-name="T6">b</text:span><text:span text:style-name="T7">1<text:tab/></text:span><text:span text:style-name="T6">b</text:span><text:span text:style-name="T7">1</text:span><text:span text:style-name="T6">==</text:span>0<text:tab/><text:tab/>L; H; e<text:span text:style-name="T19">2</text:span> ⇓ <text:span text:style-name="T6">b</text:span><text:span text:style-name="T7">2<text:tab/></text:span><text:span text:style-name="T6">b</text:span><text:span text:style-name="T7">2</text:span><text:span text:style-name="T6">==</text:span><text:span text:style-name="T9">0</text:span></text:p>
      <text:p text:style-name="P6"><text:span text:style-name="T10">L; H; if e</text:span><text:span text:style-name="T13">1</text:span><text:span text:style-name="T10"> </text:span><text:span text:style-name="T3">ssep </text:span><text:span text:style-name="T10">s1 </text:span><text:span text:style-name="T11">else</text:span><text:span text:style-name="T13">if e2 </text:span><text:span text:style-name="T3">ssep</text:span><text:span text:style-name="T11"> </text:span><text:span text:style-name="T10">s2 </text:span><text:span text:style-name="T11">end</text:span><text:span text:style-name="T10"> </text:span><text:change text:change-id="ct105553149228880"/><text:change-start text:change-id="ct105553149226000"/><text:span text:style-name="T2">→</text:span><text:change-end text:change-id="ct105553149226000"/><text:span text:style-name="T10"> L; H; </text:span><text:span text:style-name="T3">ssep</text:span></text:p>
      <text:p text:style-name="P6"/>
      <text:p text:style-name="P16">if<text:span text:style-name="T22">7</text:span></text:p>
      <text:p text:style-name="P16">L; H; e<text:span text:style-name="T19">1</text:span> ⇓ <text:span text:style-name="T6">b</text:span><text:span text:style-name="T7">1<text:tab/></text:span><text:span text:style-name="T6">b</text:span><text:span text:style-name="T7">1</text:span><text:span text:style-name="T6">==</text:span>0<text:tab/><text:tab/>L; H; e<text:span text:style-name="T19">2</text:span> ⇓ <text:span text:style-name="T6">b</text:span><text:span text:style-name="T7">2<text:tab/></text:span><text:span text:style-name="T6">b</text:span><text:span text:style-name="T7">2</text:span><text:span text:style-name="T6">==</text:span><text:span text:style-name="T9">0</text:span></text:p>
      <text:p text:style-name="P6"><text:span text:style-name="T10">L; H; if e</text:span><text:span text:style-name="T13">1</text:span><text:span text:style-name="T10"> </text:span><text:span text:style-name="T3">ssep </text:span><text:span text:style-name="T10">s1 </text:span><text:span text:style-name="T11">else</text:span><text:span text:style-name="T13">if e2 </text:span><text:span text:style-name="T3">ssep</text:span><text:span text:style-name="T11"> </text:span><text:span text:style-name="T10">s2 </text:span><text:span text:style-name="T11">else </text:span><text:span text:style-name="T10">s</text:span><text:span text:style-name="T14">3</text:span><text:span text:style-name="T10"> </text:span><text:span text:style-name="T11">end</text:span><text:change text:change-id="ct105553149106512"/><text:change text:change-id="ct105553148890640"/><text:change-start text:change-id="ct105553149108192"/><text:span text:style-name="T10"> </text:span><text:change-end text:change-id="ct105553149108192"/><text:change-start text:change-id="ct105553148888240"/><text:span text:style-name="T2">→</text:span><text:change-end text:change-id="ct105553148888240"/><text:span text:style-name="T10"> L; H; s</text:span><text:span text:style-name="T14">3</text:span></text:p>
      <text:p text:style-name="P6"/>
      <text:p text:style-name="P5"><text:change-start text:change-id="ct105553149112032"/></text:p>
      <text:p text:style-name="P17">for</text:p>
      <text:p text:style-name="P18"><text:change-end text:change-id="ct105553149112032"/><text:change-start text:change-id="ct105553149000944"/>L; H; <text:change-end text:change-id="ct105553149000944"/><text:change-start text:change-id="ct105553148798576"/>e ⇓ r<text:change-end text:change-id="ct105553148798576"/><text:change-start text:change-id="ct105553148859072"/></text:p>
      <text:p text:style-name="P8"><text:span text:style-name="T15">L; H; </text:span><text:span text:style-name="T4">for</text:span><text:span text:style-name="T15"> e </text:span><text:span text:style-name="T3">ssep </text:span><text:span text:style-name="T15">s </text:span><text:span text:style-name="T16">end </text:span><text:span text:style-name="T15">→ L; H; if e </text:span><text:span text:style-name="T3">ssep </text:span><text:span text:style-name="T15">(s; </text:span><text:span text:style-name="T5">for</text:span><text:span text:style-name="T15"> e </text:span><text:span text:style-name="T3">ssep </text:span><text:span text:style-name="T15">s </text:span><text:span text:style-name="T16">end</text:span><text:span text:style-name="T15">) </text:span><text:change-end text:change-id="ct105553148859072"/><text:change-start text:change-id="ct105553149116416"/><text:span text:style-name="T5">end</text:span><text:change-end text:change-id="ct1055531491164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6T15:51:48.790675628</dc:date>
    <meta:editing-duration>PT45M52S</meta:editing-duration>
    <meta:editing-cycles>11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55" meta:word-count="393" meta:character-count="1359" meta:non-whitespace-character-count="915"/>
  </office:meta>
</office:document-meta>
</file>